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9B9000003A7D2B8EED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32.9cm, 8.68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25.079cm" svg:height="16.896cm" draw:z-index="0"><draw:image xlink:href="Pictures/10000201000009B9000003A7D2B8EE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wein </meta:initial-creator>
    <meta:creation-date>2015-05-10T19:09:46</meta:creation-date>
    <dc:date>2015-05-10T19:16:21</dc:date>
    <dc:creator>lewein </dc:creator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3.5$Linux_x86 LibreOffice_project/7122e39-92ed229-498d286-15e43b4-d70da21</meta:generator>
  </office:meta>
</office:document-meta>
</file>